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193f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hadoop fs -copyFromLocal OS.txt /Jernik</text:p>
      <text:p text:style-name="P1">2.hadoop jar hadoop-mapreduce-examples-2.2.0.jar wordcount /Jernik/OS.txt Jernik/output/wordcount</text:p>
      <text:p text:style-name="P1">3. hadoop jar hadoop-mapreduce-examples-2.2.0.jar wordmean /Jernik/OS.txt /Jernik/output/wordmean</text:p>
      <text:p text:style-name="P1">4. hadoop jar hadoop-mapreduce-examples-2.2.0.jar wordmedian /Jernik/OS.txt /Jernik/output/wordmedian</text:p>
      <text:p text:style-name="P1">5. hadoop jar hadoop-mapreduce-examples-2.2.0.jar wordstandarddeviation /Jernik/OS.txt /Jernik/output/words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ureka </meta:initial-creator>
    <meta:creation-date>2022-08-17T00:17:31</meta:creation-date>
    <dc:date>2022-08-17T00:23:01</dc:date>
    <dc:creator>edureka </dc:creator>
    <meta:editing-duration>P0D</meta:editing-duration>
    <meta:editing-cycles>1</meta:editing-cycles>
    <meta:document-statistic meta:table-count="0" meta:image-count="0" meta:object-count="0" meta:page-count="1" meta:paragraph-count="5" meta:word-count="32" meta:character-count="445" meta:non-whitespace-character-count="417"/>
    <meta:generator>LibreOffice/4.0.4.2$Linux_x86 LibreOffice_project/400m0$Build-2</meta:generator>
  </office:meta>
</office:document-meta>
</file>